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A4000001C24F4EFA9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3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2cm" svg:height="4cm" svg:x="0.243cm" svg:y="-0.005cm">
          <draw:image xlink:href="Pictures/10000201000001A4000001C24F4EFA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7:42:09.988438000</meta:creation-date>
    <dc:date>2015-11-19T17:43:47.777270000</dc:date>
    <meta:editing-duration>PT1M38S</meta:editing-duration>
    <meta:editing-cycles>1</meta:editing-cycles>
    <meta:document-statistic meta:object-count="1"/>
    <meta:generator>LibreOffice/4.3.7.2$MacOSX_x86 LibreOffice_project/8a35821d8636a03b8bf4e15b48f59794652c68ba</meta:generator>
  </office:meta>
</office:document-meta>
</file>